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text-align="center" style:justify-single-word="false" style:page-number="auto"/>
    </style:style>
    <style:style style:name="P2" style:family="paragraph" style:parent-style-name="Standard" style:list-style-name="L1"/>
    <style:style style:name="T1" style:family="text">
      <style:text-properties fo:color="#1f4e79" fo:font-size="14pt" style:font-size-asian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build UI Design (v25-05-31)</text:p>
      <text:p text:style-name="Intense_20_Quote">Next Steps:</text:p>
      <text:p text:style-name="Standard">- Begin graphical renders once queue clears</text:p>
      <text:p text:style-name="Standard">- Begin Canva layout migration and feedback</text:p>
      <text:p text:style-name="Standard"/>
      <text:list xml:id="list5396279920657139792" text:style-name="Outline">
        <text:list-item>
          <text:p text:style-name="Heading_20_1"><text:span text:style-name="T1">Document's Purpose</text:span></text:p>
        </text:list-item>
      </text:list>
      <text:p text:style-name="Standard">This UI design document guides the creation of a visually consistent and functionally intuitive public interface for the Groupbuild platform. The goals are:</text:p>
      <text:p text:style-name="Standard">1. To craft a user-centric experience that encourages participation and contribution.</text:p>
      <text:p text:style-name="Standard">2. To model a best-practice reference library of UI/UX elements in adjacent business models and their platform designs, to serve as inspiration for designing the Groupbuild website.</text:p>
      <text:p text:style-name="Standard">This document serves as our shared foundation to align vision, style, and function for the Groupbuild user interface. It is a living document so it will be iterated and expanded with visuals, examples, and design principles, to assist internal developers and external collaborators.</text:p>
      <text:list xml:id="list32772921" text:continue-numbering="true" text:style-name="Outline">
        <text:list-item>
          <text:p text:style-name="Heading_20_1"><text:span text:style-name="T1">Philosophy Behind the Interface</text:span></text:p>
        </text:list-item>
      </text:list>
      <text:p text:style-name="Standard">Groupbuild is a participatory platform. The UI must reflect a commitment to accessibility, collaboration, and transparency.</text:p>
      <text:p text:style-name="Standard">Key values:</text:p>
      <text:p text:style-name="Standard">- <text:span text:style-name="T2">Empowerment</text:span> — Interfaces should help users *do*, not just *view*.</text:p>
      <text:p text:style-name="Standard">- <text:span text:style-name="T2">Trust</text:span> — Privacy and moderation must be *seen* and *felt*, not hidden.</text:p>
      <text:p text:style-name="Standard">- <text:span text:style-name="T2">Playful Professionalism</text:span> — Our use of color, mascots (e.g., BeAxa the Warrior Kitten), and our conversational tone, should make engagement feel welcoming without trivializing the mission.</text:p>
      <text:p text:style-name="Standard">Dark backgrounds, white line diagrams, and colorful UI elements should work together to differentiate Groupbuild’s identity from typical civic-tech platforms.</text:p>
      <text:list xml:id="list32773612" text:continue-numbering="true" text:style-name="Outline">
        <text:list-item>
          <text:p text:style-name="Heading_20_1"><text:soft-page-break/><text:span text:style-name="T1">Competitor Landscape &amp; Best Practices</text:span></text:p>
        </text:list-item>
      </text:list>
      <text:p text:style-name="Standard">Identify and score features from adjacent business models. Evaluate navigation, branding, engagement, responsiveness, and community tools, across:</text:p>
      <text:p text:style-name="Standard"><text:span text:style-name="T2">Civic Tech Platforms</text:span>: e.g., Change.org, Polis, Decidim</text:p>
      <text:p text:style-name="Standard"><text:span text:style-name="T2">Project Collaboration Tools</text:span>: e.g., Notion, Trello, Airtable</text:p>
      <text:p text:style-name="Standard"><text:span text:style-name="T2">Secure Communication Apps</text:span>: e.g., Signal, Element, Briar</text:p>
      <text:p text:style-name="Standard"><text:span text:style-name="T2">Privacy/Encryption Services</text:span>: e.g., Proton, Tailscale, Mullvad</text:p>
      <text:p text:style-name="Standard">Criteria for evaluation:</text:p>
      <text:p text:style-name="Standard">- Intuitiveness of Navigation</text:p>
      <text:p text:style-name="Standard">- Visual Hierarchy &amp; Branding</text:p>
      <text:p text:style-name="Standard">- Engagement Hooks (gamification, onboarding, customization)</text:p>
      <text:p text:style-name="Standard">- Responsiveness &amp; Mobile Experience</text:p>
      <text:p text:style-name="Standard">- Community Tools &amp; Moderation Features</text:p>
      <text:list xml:id="list32761010" text:continue-numbering="true" text:style-name="Outline">
        <text:list-item>
          <text:p text:style-name="Heading_20_1"><text:span text:style-name="T1">Core Features of Groupbuild Platform</text:span></text:p>
        </text:list-item>
      </text:list>
      <text:p text:style-name="Standard">- Real-time collaboration for civic actions and proposals</text:p>
      <text:p text:style-name="Standard">- Integrated moderation mesh powered by AI (BeAxa)</text:p>
      <text:p text:style-name="Standard">- Petitions, micro-projects, and civil panels</text:p>
      <text:p text:style-name="Standard">- Volunteer contribution tracking</text:p>
      <text:p text:style-name="Standard">- Secure communication and data ownership</text:p>
      <text:p text:style-name="Standard">- Multi-network encrypted messaging via distributed daemons</text:p>
      <text:p text:style-name="Standard">- Public transparency logs and voting audit trails</text:p>
      <text:list xml:id="list32742772" text:continue-numbering="true" text:style-name="Outline">
        <text:list-item>
          <text:p text:style-name="Heading_20_1"><text:span text:style-name="T1">UX Principles to Prioritize</text:span></text:p>
        </text:list-item>
      </text:list>
      <text:p text:style-name="Standard">- <text:span text:style-name="T2">Clarity Over Complexity</text:span>: <text:s/>Use familiar patterns with helpful overlays, e.g. line diagram flow charts instead of serialized instructions.</text:p>
      <text:p text:style-name="Standard">- <text:span text:style-name="T2">Flow &gt; Depth</text:span>: <text:s/>Avoid burying features behind too many menus, e.g. chunk functionality into sections that keep only the relevant tools visible.</text:p>
      <text:p text:style-name="Standard"><text:soft-page-break/>- <text:span text:style-name="T2">Trust Cues</text:span>: <text:s/>Visuals that reinforce our moderation and privacy integrity, e.g. smiling faces holding hands/paws with a Warrior Kitten (BeAxa), and a user-IP visibility warning if they do not appear to be using a reputable VPN.</text:p>
      <text:p text:style-name="Standard">- <text:span text:style-name="T2">Delight and Surprise</text:span>: <text:s/>Light gamification and encouragement mechanisms, e.g. a periodic human-user-verification mini-game/quiz can be used to continually augment the user's advocacy statement, discretely testing whether their AnonID has been hijacked by bots or external AI's.</text:p>
      <text:p text:style-name="Standard">- <text:span text:style-name="T2">Accessibility</text:span>: <text:s/>Navigable by most devices, screen readers and keyboards, in multiple languages.</text:p>
      <text:list xml:id="list32753377" text:continue-numbering="true" text:style-name="Outline">
        <text:list-item>
          <text:p text:style-name="Heading_20_1"><text:span text:style-name="T1">UI Moodboard: Color Palette, Fonts &amp; Icons</text:span></text:p>
        </text:list-item>
      </text:list>
      <text:p text:style-name="Standard">- <text:span text:style-name="T2">Colors</text:span>: <text:s/>Dark slate background, white text, accents in red, blue, green.</text:p>
      <text:p text:style-name="Standard">- <text:span text:style-name="T2">Fonts</text:span>: <text:s/>Sans-serif, friendly but professional (e.g., Inter, Nunito).</text:p>
      <text:p text:style-name="Standard">- <text:span text:style-name="T2">Icons</text:span>: <text:s/>Rounded stroke line icons with minimalistic design.</text:p>
      <text:p text:style-name="Standard">- <text:span text:style-name="T3">Moodboard</text:span> references to be added in Canva.</text:p>
      <text:list xml:id="list32753326" text:continue-numbering="true" text:style-name="Outline">
        <text:list-item>
          <text:p text:style-name="Heading_20_1"><text:span text:style-name="T1">Landing Page Design</text:span></text:p>
        </text:list-item>
      </text:list>
      <text:p text:style-name="Standard">Homepage sections should include:</text:p>
      <text:p text:style-name="Standard">A. <text:s/><text:span text:style-name="T2">Navigation Tree</text:span>: Anonymous login to associate user with their AnonID avatar and their message inbox and an event-organizer tool customized to their role, Events (sorted list), Groups (sorted list of chats), Resources (tutorials, merchandise, anti-censorship archive, support/techshare)</text:p>
      <text:p text:style-name="Standard">B. <text:s/><text:span text:style-name="T2">Mission</text:span> introduction and BeAxa mascot</text:p>
      <text:p text:style-name="Standard">C. <text:s/><text:span text:style-name="T2">Explainer</text:span> animation(s)</text:p>
      <text:p text:style-name="Standard">D. <text:s/><text:span text:style-name="T2">Showcase</text:span> initiatives (chat-ticker), and events (country map, hotspots, street view thumbnails)</text:p>
      <text:p text:style-name="Standard">E. <text:s/><text:span text:style-name="T2">CTA</text:span> (Call to Action buttons are: Explore, Join A Group, Create A Group, Volunteer)</text:p>
      <text:p text:style-name="Standard">F. <text:span text:style-name="T2">Footer</text:span> (links for mission/vision/philosophy, org explainer, legals/agreements, <text:s/>webadmin)</text:p>
      <text:list xml:id="list32746875" text:continue-numbering="true" text:style-name="Outline">
        <text:list-item>
          <text:p text:style-name="Heading_20_1"><text:span text:style-name="T1">Onboarding Flow for New Users</text:span></text:p>
        </text:list-item>
      </text:list>
      <text:list xml:id="list7990239453513422515" text:style-name="L1">
        <text:list-item>
          <text:p text:style-name="P2">Friendly intro-slides sell brave dissent and explain site usage</text:p>
        </text:list-item>
        <text:list-item>
          <text:p text:style-name="P2"><text:soft-page-break/>Anonymous Login, pseudo-identity setup, avoid personal identity data, explain anti-harvesting</text:p>
        </text:list-item>
        <text:list-item>
          <text:p text:style-name="P2">Choose anticipated role and thus required toolset (Explorer, Leader, Volunteer-Contributor, Board Advisor, Donor)</text:p>
        </text:list-item>
        <text:list-item>
          <text:p text:style-name="P2">Adjust site preferences (topics of interest, privacy, forwarding of messages to external platforms, other communications options)</text:p>
        </text:list-item>
        <text:list-item>
          <text:p text:style-name="P2">Skip the site use policy and the pitch about volunteering</text:p>
        </text:list-item>
        <text:list-item>
          <text:p text:style-name="P2">Directed to website page relevant to selected role, e.g. Board Advisor → pinned chat Group, Donor → ecommerce form, Volunteer → Contributor Agreement and optional Volunteer Profile creation (internal use only), which triggers a video-call invite to our DevOps resources.</text:p>
        </text:list-item>
      </text:list>
      <text:list xml:id="list32765736" text:continue-list="list32746875" text:style-name="Outline">
        <text:list-item>
          <text:p text:style-name="Heading_20_1"><text:span text:style-name="T1">Logged-In Dashboard Overview</text:span></text:p>
        </text:list-item>
      </text:list>
      <text:p text:style-name="Standard">- Recent activity and updates</text:p>
      <text:p text:style-name="Standard">- Action items, votes, and messages</text:p>
      <text:p text:style-name="Standard">- Custom feed based on preferences</text:p>
      <text:p text:style-name="Standard">- Access to collaborative tools and panels</text:p>
      <text:list xml:id="list32755160" text:continue-numbering="true" text:style-name="Outline">
        <text:list-item>
          <text:p text:style-name="Heading_20_1"><text:span text:style-name="T1">Network Diversity Educational UI</text:span></text:p>
        </text:list-item>
      </text:list>
      <text:p text:style-name="Standard">- Visual diagram: Typical cellular network interception risk</text:p>
      <text:p text:style-name="Standard">- Visual diagram: Groupbuild multi-network encrypted routing</text:p>
      <text:p text:style-name="Standard">- Interactive explanations using layered tooltips</text:p>
      <text:p text:style-name="Standard">- Use BeAxa as animated narrator or guide</text:p>
      <text:list xml:id="list32761039" text:continue-numbering="true" text:style-name="Outline">
        <text:list-item>
          <text:p text:style-name="Heading_20_1"><text:span text:style-name="T1">BeAxa Mesh Stack Visual Design</text:span></text:p>
        </text:list-item>
      </text:list>
      <text:p text:style-name="Standard">- White line diagram showing interlinked stack of moderation-AIs</text:p>
      <text:p text:style-name="Standard">- Illustrates ethical intent analysis: truth, honesty, civility</text:p>
      <text:p text:style-name="Standard">- Shows how real-time moderation works across distributed daemons</text:p>
      <text:list xml:id="list32762945" text:continue-numbering="true" text:style-name="Outline">
        <text:list-item>
          <text:p text:style-name="Heading_20_1"><text:span text:style-name="T1">Community Collaboration Modules</text:span></text:p>
        </text:list-item>
      </text:list>
      <text:p text:style-name="Standard">- Forums, shared docs, and comment threads</text:p>
      <text:p text:style-name="Standard"><text:soft-page-break/>- Version control for civic drafts</text:p>
      <text:p text:style-name="Standard">- Reputation systems based on contribution</text:p>
      <text:list xml:id="list32757914" text:continue-numbering="true" text:style-name="Outline">
        <text:list-item>
          <text:p text:style-name="Heading_20_1"><text:span text:style-name="T1">Action Hub (Petitions, Projects, Panels)</text:span></text:p>
        </text:list-item>
      </text:list>
      <text:p text:style-name="Standard">- Filterable action tiles</text:p>
      <text:p text:style-name="Standard">- Categorized and geo-targeted actions</text:p>
      <text:p text:style-name="Standard">- Real-time metrics and feedback loops</text:p>
      <text:list xml:id="list32773238" text:continue-numbering="true" text:style-name="Outline">
        <text:list-item>
          <text:p text:style-name="Heading_20_1"><text:span text:style-name="T1">Volunteer &amp; Contributor Tools</text:span></text:p>
        </text:list-item>
      </text:list>
      <text:p text:style-name="Standard">- Timebank ledger integration</text:p>
      <text:p text:style-name="Standard">- Skills-based opportunity matching</text:p>
      <text:p text:style-name="Standard">- Git-like contribution credit tracking</text:p>
      <text:list xml:id="list32768859" text:continue-numbering="true" text:style-name="Outline">
        <text:list-item>
          <text:p text:style-name="Heading_20_1"><text:span text:style-name="T1">Privacy, Security, and Data Ownership</text:span></text:p>
        </text:list-item>
      </text:list>
      <text:p text:style-name="Standard">- Explain personal data storage rights</text:p>
      <text:p text:style-name="Standard">- Display user-side encryption control</text:p>
      <text:p text:style-name="Standard">- Transparent terms with AI-verified compliance</text:p>
      <text:list xml:id="list32743346" text:continue-numbering="true" text:style-name="Outline">
        <text:list-item>
          <text:p text:style-name="Heading_20_1"><text:span text:style-name="T1">Settings, Profiles &amp; Preferences</text:span></text:p>
        </text:list-item>
      </text:list>
      <text:p text:style-name="Standard">- Accessible and editable user preferences</text:p>
      <text:p text:style-name="Standard">- Control notification levels, public visibility</text:p>
      <text:p text:style-name="Standard">- Link or unlink identity as desired</text:p>
      <text:list xml:id="list32759380" text:continue-numbering="true" text:style-name="Outline">
        <text:list-item>
          <text:p text:style-name="Heading_20_1"><text:span text:style-name="T1">Mobile-First Considerations</text:span></text:p>
        </text:list-item>
      </text:list>
      <text:p text:style-name="Standard">- Responsive layouts for all modules</text:p>
      <text:p text:style-name="Standard">- Mobile-only gesture shortcuts</text:p>
      <text:p text:style-name="Standard">- Lightweight app-mode offline capability</text:p>
      <text:list xml:id="list32750447" text:continue-numbering="true" text:style-name="Outline">
        <text:list-item>
          <text:p text:style-name="Heading_20_1"><text:span text:style-name="T1">Integration with External Platforms</text:span></text:p>
        </text:list-item>
      </text:list>
      <text:p text:style-name="Standard">- Read-only federation with ActivityPub</text:p>
      <text:p text:style-name="Standard"><text:soft-page-break/>- Deep links for GitHub, Discord, XMPP</text:p>
      <text:p text:style-name="Standard">- Plugin APIs for third-party civic tools</text:p>
      <text:list xml:id="list32742726" text:continue-numbering="true" text:style-name="Outline">
        <text:list-item>
          <text:p text:style-name="Heading_20_1"><text:span text:style-name="T1">Call-to-Action Design Patterns</text:span></text:p>
        </text:list-item>
      </text:list>
      <text:p text:style-name="Standard">- Bright buttons with microcopy</text:p>
      <text:p text:style-name="Standard">- Animated pulse effects for urgency</text:p>
      <text:p text:style-name="Standard">- Contextual placement based on action readiness</text:p>
      <text:list xml:id="list32767935" text:continue-numbering="true" text:style-name="Outline">
        <text:list-item>
          <text:p text:style-name="Heading_20_1"><text:span text:style-name="T1">Future-Proofing the UI</text:span></text:p>
        </text:list-item>
      </text:list>
      <text:p text:style-name="Standard">- Modular CSS architecture</text:p>
      <text:p text:style-name="Standard">- Theme toggles (light/dark/system)</text:p>
      <text:p text:style-name="Standard">- Ready for local translation and regional bran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5-31T12:49:19.63</dc:date>
    <meta:editing-duration>P0D</meta:editing-duration>
    <meta:generator>OpenOffice/4.1.15$Win32 OpenOffice.org_project/4115m2$Build-9813</meta:generator>
    <meta:document-statistic meta:table-count="0" meta:image-count="0" meta:object-count="0" meta:page-count="6" meta:paragraph-count="112" meta:word-count="1021" meta:character-count="7143"/>
    <dc:creator>Christine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